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yle Finch</text:p>
      <text:p text:style-name="Standard">Brooks Kindle </text:p>
      <text:p text:style-name="Standard">James Irwin</text:p>
      <text:p text:style-name="Standard"/>
      <text:p text:style-name="Standard">Project Proposal</text:p>
      <text:p text:style-name="Standard"/>
      <text:p text:style-name="Standard">We would like to design in simulation, a path following program for the ARDrone. In Gazebo, we will use vision processing to follow a path of a given color until it reaches some sort of flag image that would trigger the command for the drone to land. </text:p>
      <text:p text:style-name="Standard"/>
      <text:p text:style-name="Standard">Secondary Goals</text:p>
      <text:p text:style-name="Standard">- Forcing the drone to search for the path rather than starting on the path</text:p>
      <text:p text:style-name="Standard">- Upon successful simulations of the above goals, we would then attempt the same goals in lab with the physical dron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yle Vandelac</meta:initial-creator>
    <meta:creation-date>2014-11-21T16:48:20.65</meta:creation-date>
    <meta:document-statistic meta:table-count="0" meta:image-count="0" meta:object-count="0" meta:page-count="1" meta:paragraph-count="8" meta:word-count="93" meta:character-count="512"/>
    <dc:date>2014-11-21T17:10:58.33</dc:date>
    <dc:creator>Kyle Vandelac</dc:creator>
    <meta:editing-duration>PT7M17S</meta:editing-duration>
    <meta:editing-cycles>1</meta:editing-cycles>
    <meta:generator>OpenOffice/4.1.1$Win32 OpenOffice.org_project/411m6$Build-9775</meta:generator>
  </office:meta>
</office:document-meta>
</file>